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39.03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3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1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Default"/>
        <table:table-column table:style-name="co6" table:number-columns-repeated="4" table:default-cell-style-name="ce1"/>
        <table:table-row table:style-name="ro1">
          <table:table-cell table:style-name="Default" office:value-type="string" calcext:value-type="string">
            <text:p>p30</text:p>
          </table:table-cell>
          <table:table-cell table:style-name="Default" office:value-type="string" calcext:value-type="string">
            <text:p>p50</text:p>
          </table:table-cell>
          <table:table-cell table:style-name="Default" office:value-type="string" calcext:value-type="string">
            <text:p>p100</text:p>
          </table:table-cell>
          <table:table-cell table:style-name="Default" office:value-type="string" calcext:value-type="string">
            <text:p>p200</text:p>
          </table:table-cell>
          <table:table-cell/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m3</text:p>
          </table:table-cell>
          <table:table-cell table:style-name="Default" office:value-type="string" calcext:value-type="string">
            <text:p>m6</text:p>
          </table:table-cell>
          <table:table-cell table:style-name="Default" office:value-type="string" calcext:value-type="string">
            <text:p>m9</text:p>
          </table:table-cell>
        </table:table-row>
        <table:table-row table:style-name="ro2">
          <table:table-cell office:value-type="float" office:value="9715.90989007" calcext:value-type="float">
            <text:p>9715.909890070000</text:p>
          </table:table-cell>
          <table:table-cell office:value-type="float" office:value="78189.1821521" calcext:value-type="float">
            <text:p>78189.182152100000</text:p>
          </table:table-cell>
          <table:table-cell office:value-type="float" office:value="9715.90987753" calcext:value-type="float">
            <text:p>9715.909877530000</text:p>
          </table:table-cell>
          <table:table-cell office:value-type="float" office:value="9715.90988014" calcext:value-type="float">
            <text:p>9715.909880140000</text:p>
          </table:table-cell>
          <table:table-cell/>
          <table:table-cell office:value-type="float" office:value="0.0232216318085" calcext:value-type="float">
            <text:p>0.023221631809</text:p>
          </table:table-cell>
          <table:table-cell office:value-type="float" office:value="0.0382826084076" calcext:value-type="float">
            <text:p>0.038282608408</text:p>
          </table:table-cell>
          <table:table-cell office:value-type="float" office:value="0.0835890543761" calcext:value-type="float">
            <text:p>0.083589054376</text:p>
          </table:table-cell>
          <table:table-cell office:value-type="float" office:value="0.051548258551" calcext:value-type="float">
            <text:p>0.051548258551</text:p>
          </table:table-cell>
        </table:table-row>
        <table:table-row table:style-name="ro2">
          <table:table-cell office:value-type="float" office:value="78189.1821957" calcext:value-type="float">
            <text:p>78189.182195700000</text:p>
          </table:table-cell>
          <table:table-cell office:value-type="float" office:value="9715.90988562" calcext:value-type="float">
            <text:p>9715.909885620000</text:p>
          </table:table-cell>
          <table:table-cell office:value-type="float" office:value="9715.90988341" calcext:value-type="float">
            <text:p>9715.909883410000</text:p>
          </table:table-cell>
          <table:table-cell office:value-type="float" office:value="0.746531254592" calcext:value-type="float">
            <text:p>0.746531254592</text:p>
          </table:table-cell>
          <table:table-cell/>
          <table:table-cell office:value-type="float" office:value="0.0107104762215" calcext:value-type="float">
            <text:p>0.010710476222</text:p>
          </table:table-cell>
          <table:table-cell office:value-type="float" office:value="0.0408295492962" calcext:value-type="float">
            <text:p>0.040829549296</text:p>
          </table:table-cell>
          <table:table-cell office:value-type="float" office:value="0.0372362368785" calcext:value-type="float">
            <text:p>0.037236236879</text:p>
          </table:table-cell>
          <table:table-cell office:value-type="float" office:value="0.0204217779603" calcext:value-type="float">
            <text:p>0.020421777960</text:p>
          </table:table-cell>
        </table:table-row>
        <table:table-row table:style-name="ro2">
          <table:table-cell office:value-type="float" office:value="9715.90987797" calcext:value-type="float">
            <text:p>9715.909877970000</text:p>
          </table:table-cell>
          <table:table-cell office:value-type="float" office:value="9715.90991018" calcext:value-type="float">
            <text:p>9715.909910180000</text:p>
          </table:table-cell>
          <table:table-cell office:value-type="float" office:value="9715.90987843" calcext:value-type="float">
            <text:p>9715.909878430000</text:p>
          </table:table-cell>
          <table:table-cell office:value-type="float" office:value="9715.90987956" calcext:value-type="float">
            <text:p>9715.909879560000</text:p>
          </table:table-cell>
          <table:table-cell/>
          <table:table-cell office:value-type="float" office:value="0.010678281252" calcext:value-type="float">
            <text:p>0.010678281252</text:p>
          </table:table-cell>
          <table:table-cell office:value-type="float" office:value="0.00979215205857" calcext:value-type="float">
            <text:p>0.009792152059</text:p>
          </table:table-cell>
          <table:table-cell office:value-type="float" office:value="0.0374773030479" calcext:value-type="float">
            <text:p>0.037477303048</text:p>
          </table:table-cell>
          <table:table-cell office:value-type="float" office:value="0.0889645798455" calcext:value-type="float">
            <text:p>0.088964579846</text:p>
          </table:table-cell>
        </table:table-row>
        <table:table-row table:style-name="ro2">
          <table:table-cell office:value-type="float" office:value="9715.90988607" calcext:value-type="float">
            <text:p>9715.909886070000</text:p>
          </table:table-cell>
          <table:table-cell office:value-type="float" office:value="0.965028136568" calcext:value-type="float">
            <text:p>0.965028136568</text:p>
          </table:table-cell>
          <table:table-cell office:value-type="float" office:value="9715.90988346" calcext:value-type="float">
            <text:p>9715.909883460000</text:p>
          </table:table-cell>
          <table:table-cell office:value-type="float" office:value="9715.9098779" calcext:value-type="float">
            <text:p>9715.909877900000</text:p>
          </table:table-cell>
          <table:table-cell/>
          <table:table-cell office:value-type="float" office:value="0.0372607351205" calcext:value-type="float">
            <text:p>0.037260735121</text:p>
          </table:table-cell>
          <table:table-cell office:value-type="float" office:value="0.039369173407" calcext:value-type="float">
            <text:p>0.039369173407</text:p>
          </table:table-cell>
          <table:table-cell office:value-type="float" office:value="0.0506984496967" calcext:value-type="float">
            <text:p>0.050698449697</text:p>
          </table:table-cell>
          <table:table-cell office:value-type="float" office:value="0.0376859777258" calcext:value-type="float">
            <text:p>0.037685977726</text:p>
          </table:table-cell>
        </table:table-row>
        <table:table-row table:style-name="ro2">
          <table:table-cell office:value-type="float" office:value="9715.90989595" calcext:value-type="float">
            <text:p>9715.909895950000</text:p>
          </table:table-cell>
          <table:table-cell office:value-type="float" office:value="9715.90988703" calcext:value-type="float">
            <text:p>9715.909887030000</text:p>
          </table:table-cell>
          <table:table-cell office:value-type="float" office:value="0.455202028904" calcext:value-type="float">
            <text:p>0.455202028904</text:p>
          </table:table-cell>
          <table:table-cell office:value-type="float" office:value="9715.90987869" calcext:value-type="float">
            <text:p>9715.909878690000</text:p>
          </table:table-cell>
          <table:table-cell/>
          <table:table-cell office:value-type="float" office:value="0.00984017036367" calcext:value-type="float">
            <text:p>0.009840170364</text:p>
          </table:table-cell>
          <table:table-cell office:value-type="float" office:value="0.127079446973" calcext:value-type="float">
            <text:p>0.127079446973</text:p>
          </table:table-cell>
          <table:table-cell office:value-type="float" office:value="0.0114350336979" calcext:value-type="float">
            <text:p>0.011435033698</text:p>
          </table:table-cell>
          <table:table-cell office:value-type="float" office:value="0.0459039438947" calcext:value-type="float">
            <text:p>0.045903943895</text:p>
          </table:table-cell>
        </table:table-row>
        <table:table-row table:style-name="ro2">
          <table:table-cell office:value-type="float" office:value="9715.90992638" calcext:value-type="float">
            <text:p>9715.909926380000</text:p>
          </table:table-cell>
          <table:table-cell office:value-type="float" office:value="9715.90987757" calcext:value-type="float">
            <text:p>9715.909877570000</text:p>
          </table:table-cell>
          <table:table-cell office:value-type="float" office:value="9715.90989952" calcext:value-type="float">
            <text:p>9715.909899520000</text:p>
          </table:table-cell>
          <table:table-cell office:value-type="float" office:value="9715.90987951" calcext:value-type="float">
            <text:p>9715.909879510000</text:p>
          </table:table-cell>
          <table:table-cell/>
          <table:table-cell office:value-type="float" office:value="0.0189828328599" calcext:value-type="float">
            <text:p>0.018982832860</text:p>
          </table:table-cell>
          <table:table-cell office:value-type="float" office:value="0.127018636953" calcext:value-type="float">
            <text:p>0.127018636953</text:p>
          </table:table-cell>
          <table:table-cell office:value-type="float" office:value="0.0963619903757" calcext:value-type="float">
            <text:p>0.096361990376</text:p>
          </table:table-cell>
          <table:table-cell office:value-type="float" office:value="0.0210303894412" calcext:value-type="float">
            <text:p>0.021030389441</text:p>
          </table:table-cell>
        </table:table-row>
        <table:table-row table:style-name="ro2">
          <table:table-cell office:value-type="float" office:value="9715.91009709" calcext:value-type="float">
            <text:p>9715.910097090000</text:p>
          </table:table-cell>
          <table:table-cell office:value-type="float" office:value="178222.302547" calcext:value-type="float">
            <text:p>178222.302547000000</text:p>
          </table:table-cell>
          <table:table-cell office:value-type="float" office:value="0.0364161674149" calcext:value-type="float">
            <text:p>0.036416167415</text:p>
          </table:table-cell>
          <table:table-cell office:value-type="float" office:value="0.965028136568" calcext:value-type="float">
            <text:p>0.965028136568</text:p>
          </table:table-cell>
          <table:table-cell/>
          <table:table-cell office:value-type="float" office:value="0.0101582579021" calcext:value-type="float">
            <text:p>0.010158257902</text:p>
          </table:table-cell>
          <table:table-cell office:value-type="float" office:value="0.031607293276" calcext:value-type="float">
            <text:p>0.031607293276</text:p>
          </table:table-cell>
          <table:table-cell office:value-type="float" office:value="0.00973316074326" calcext:value-type="float">
            <text:p>0.009733160743</text:p>
          </table:table-cell>
          <table:table-cell office:value-type="float" office:value="0.0398783231013" calcext:value-type="float">
            <text:p>0.039878323101</text:p>
          </table:table-cell>
        </table:table-row>
        <table:table-row table:style-name="ro2">
          <table:table-cell office:value-type="float" office:value="9715.90987752" calcext:value-type="float">
            <text:p>9715.909877520000</text:p>
          </table:table-cell>
          <table:table-cell office:value-type="float" office:value="37224.0752306" calcext:value-type="float">
            <text:p>37224.075230600000</text:p>
          </table:table-cell>
          <table:table-cell office:value-type="float" office:value="0.118352540823" calcext:value-type="float">
            <text:p>0.118352540823</text:p>
          </table:table-cell>
          <table:table-cell office:value-type="float" office:value="9718.60756331" calcext:value-type="float">
            <text:p>9718.607563310000</text:p>
          </table:table-cell>
          <table:table-cell/>
          <table:table-cell office:value-type="float" office:value="0.113394428917" calcext:value-type="float">
            <text:p>0.113394428917</text:p>
          </table:table-cell>
          <table:table-cell office:value-type="float" office:value="0.0385732063389" calcext:value-type="float">
            <text:p>0.038573206339</text:p>
          </table:table-cell>
          <table:table-cell office:value-type="float" office:value="0.057107171433" calcext:value-type="float">
            <text:p>0.057107171433</text:p>
          </table:table-cell>
          <table:table-cell office:value-type="float" office:value="0.03739700844" calcext:value-type="float">
            <text:p>0.037397008440</text:p>
          </table:table-cell>
        </table:table-row>
        <table:table-row table:style-name="ro2">
          <table:table-cell office:value-type="float" office:value="9715.91004176" calcext:value-type="float">
            <text:p>9715.910041760000</text:p>
          </table:table-cell>
          <table:table-cell office:value-type="float" office:value="9715.9098881" calcext:value-type="float">
            <text:p>9715.909888100000</text:p>
          </table:table-cell>
          <table:table-cell office:value-type="float" office:value="9715.90992554" calcext:value-type="float">
            <text:p>9715.909925540000</text:p>
          </table:table-cell>
          <table:table-cell office:value-type="float" office:value="9715.90989703" calcext:value-type="float">
            <text:p>9715.909897030000</text:p>
          </table:table-cell>
          <table:table-cell/>
          <table:table-cell office:value-type="float" office:value="0.00971695818255" calcext:value-type="float">
            <text:p>0.009716958183</text:p>
          </table:table-cell>
          <table:table-cell office:value-type="float" office:value="0.01253760241" calcext:value-type="float">
            <text:p>0.012537602410</text:p>
          </table:table-cell>
          <table:table-cell office:value-type="float" office:value="0.0372406833292" calcext:value-type="float">
            <text:p>0.037240683329</text:p>
          </table:table-cell>
          <table:table-cell office:value-type="float" office:value="0.0373373375434" calcext:value-type="float">
            <text:p>0.037337337543</text:p>
          </table:table-cell>
        </table:table-row>
        <table:table-row table:style-name="ro2">
          <table:table-cell office:value-type="float" office:value="0.0182080838185" calcext:value-type="float">
            <text:p>0.018208083819</text:p>
          </table:table-cell>
          <table:table-cell office:value-type="float" office:value="37224.0751157" calcext:value-type="float">
            <text:p>37224.075115700000</text:p>
          </table:table-cell>
          <table:table-cell office:value-type="float" office:value="0.919507955499" calcext:value-type="float">
            <text:p>0.919507955499</text:p>
          </table:table-cell>
          <table:table-cell office:value-type="float" office:value="35317.3761746" calcext:value-type="float">
            <text:p>35317.376174600000</text:p>
          </table:table-cell>
          <table:table-cell/>
          <table:table-cell office:value-type="float" office:value="0.00977210618695" calcext:value-type="float">
            <text:p>0.009772106187</text:p>
          </table:table-cell>
          <table:table-cell office:value-type="float" office:value="0.0421767260419" calcext:value-type="float">
            <text:p>0.042176726042</text:p>
          </table:table-cell>
          <table:table-cell office:value-type="float" office:value="0.0792951007034" calcext:value-type="float">
            <text:p>0.079295100703</text:p>
          </table:table-cell>
          <table:table-cell office:value-type="float" office:value="0.0373535577022" calcext:value-type="float">
            <text:p>0.037353557702</text:p>
          </table:table-cell>
        </table:table-row>
        <table:table-row table:style-name="ro2">
          <table:table-cell office:value-type="float" office:value="9715.90989743" calcext:value-type="float">
            <text:p>9715.909897430000</text:p>
          </table:table-cell>
          <table:table-cell office:value-type="float" office:value="0.946820064351" calcext:value-type="float">
            <text:p>0.946820064351</text:p>
          </table:table-cell>
          <table:table-cell office:value-type="float" office:value="9715.90997462" calcext:value-type="float">
            <text:p>9715.909974620000</text:p>
          </table:table-cell>
          <table:table-cell office:value-type="float" office:value="0.591762610469" calcext:value-type="float">
            <text:p>0.591762610469</text:p>
          </table:table-cell>
          <table:table-cell/>
          <table:table-cell office:value-type="float" office:value="0.0143254514426" calcext:value-type="float">
            <text:p>0.014325451443</text:p>
          </table:table-cell>
          <table:table-cell office:value-type="float" office:value="0.0209201309927" calcext:value-type="float">
            <text:p>0.020920130993</text:p>
          </table:table-cell>
          <table:table-cell office:value-type="float" office:value="0.0912769171292" calcext:value-type="float">
            <text:p>0.091276917129</text:p>
          </table:table-cell>
          <table:table-cell office:value-type="float" office:value="0.0835561052599" calcext:value-type="float">
            <text:p>0.08355610526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111" number:language="en" number:country="GB" number:title="User-defined ManyDecimals">
      <number:number number:decimal-places="12" loext:min-decimal-places="1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.00.0000</text:date>, <text:time style:data-style-name="N2" text:time-value="14:13:37.8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6S</meta:editing-duration>
    <meta:editing-cycles>9</meta:editing-cycles>
    <meta:generator>LibreOffice/5.0.5.2$Windows_x86 LibreOffice_project/55b006a02d247b5f7215fc6ea0fde844b30035b3</meta:generator>
    <dc:date>2017-12-17T14:14:57.698000000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